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28in" style:rel-column-width="10436*"/>
    </style:style>
    <style:style style:name="Table1.B" style:family="table-column">
      <style:table-column-properties style:column-width="3.5139in" style:rel-column-width="33253*"/>
    </style:style>
    <style:style style:name="Table1.C" style:family="table-column">
      <style:table-column-properties style:column-width="2.3083in" style:rel-column-width="21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text-properties fo:font-style="italic" style:font-style-asian="italic" style:font-style-complex="italic"/>
    </style:style>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paragraph-properties fo:margin-left="0.4925in" fo:margin-right="0in" fo:text-indent="0in" style:auto-text-indent="false"/>
    </style:style>
    <style:style style:name="P45" style:family="paragraph" style:parent-style-name="Heading_20_1">
      <style:paragraph-properties fo:text-align="center" style:justify-single-word="false"/>
    </style:style>
    <style:style style:name="P46" style:family="paragraph" style:parent-style-name="Heading_20_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RPG</text:h>
      <text:p text:style-name="P2">by Jonathan Gardner</text:p>
      <text:h text:style-name="P46" text:outline-level="1">Goals</text:h>
      <text:p text:style-name="P3">A web-based RPG using YUI3, Pylons, and AJAX.</text:p>
      <text:p text:style-name="P3">The RPG will be a more traditional MUD, with an interesting combat, magic, and social system.</text:p>
      <text:h text:style-name="Heading_20_1" text:outline-level="1">Architecture</text:h>
      <text:h text:style-name="Heading_20_2" text:outline-level="2">Client</text:h>
      <text:p text:style-name="Text_20_body">The Client may come in many flavors. Each will communicate with RPG solely through the JSON Server.</text:p>
      <text:h text:style-name="Heading_20_2" text:outline-level="2">JSON Server</text:h>
      <text:p text:style-name="Text_20_body">The JSON Service provides a RESTful JSON interface to the Database. Accounts may be created, MOBs may be manipulated, and events may be retrieved.</text:p>
      <text:h text:style-name="Heading_20_2" text:outline-level="2">Backend Process</text:h>
      <text:p text:style-name="Text_20_body">The Backend Process runs continuously, updating the records in the Database to reflect the fact that the world is changing.</text:p>
      <text:h text:style-name="Heading_20_2" text:outline-level="2">Database</text:h>
      <text:p text:style-name="Text_20_body">The database stores the current state of RPG. Both the backend and the JSON Server access the database records in real time.</text:p>
      <text:h text:style-name="Heading_20_1" text:outline-level="1">Client Interface</text:h>
      <text:p text:style-name="Text_20_body">The client interface allows the user to login and manipulate their account. A typical session is:</text:p>
      <text:list xml:id="list1258262473" text:style-name="L1">
        <text:list-item>
          <text:p text:style-name="P7">Login or register.</text:p>
        </text:list-item>
        <text:list-item>
          <text:p text:style-name="P7">Choose a mob already in the account or create a new mob.</text:p>
        </text:list-item>
        <text:list-item>
          <text:p text:style-name="P7">Manipulate the mob by issuing commands, such as movement, or execution of special skills and abilities.</text:p>
        </text:list-item>
        <text:list-item>
          <text:p text:style-name="P7">Review the output from the mob.</text:p>
        </text:list-item>
      </text:list>
      <text:p text:style-name="Text_20_body">Mobs are semi-intelligent. That means that if you do nothing, they will basically defend themselves.</text:p>
      <text:p text:style-name="Text_20_body">Orders can be high-level, such as “go home”, “hunt the beast”, or “forage for food”.</text:p>
      <text:p text:style-name="Text_20_body">While the users are not interacting with the mob, they should setup some basic behaviors. For instance, they may want their mob to train, eat a regular diet, or engage in some economic activities. A mob may also pursue something, such as creating an item, discovering something new, or other long-term yet <text:soft-page-break/>boring activities.</text:p>
      <text:h text:style-name="Heading_20_1" text:outline-level="1">JSON Server Interface</text:h>
      <text:h text:style-name="Heading_20_1" text:outline-level="1">Backend Process</text:h>
      <text:h text:style-name="Heading_20_1" text:outline-level="1">Database</text:h>
      <text:h text:style-name="Heading_20_1" text:outline-level="1">Game Rules</text:h>
      <text:p text:style-name="Text_20_body"/>
      <text:h text:style-name="Heading_20_2" text:outline-level="2">Basic Objects</text:h>
      <text:h text:style-name="Heading_20_3" text:outline-level="3">Account</text:h>
      <text:p text:style-name="Text_20_body">Accounts have an email, a salt, and a password SHA1.</text:p>
      <text:h text:style-name="Heading_20_3" text:outline-level="3">Mob</text:h>
      <text:p text:style-name="Text_20_body">A Mob is any object that can be contained or that can contain other objects. We use a flat rather than a class-based approach. The attributes that are present determine the behavior.</text:p>
      <text:h text:style-name="Heading_20_3" text:outline-level="3">Rooms</text:h>
      <text:h text:style-name="Heading_20_4" text:outline-level="4">Outdoor Rooms</text:h>
      <text:p text:style-name="Text_20_body">Outdoor rooms exist naturally, or rather, don’t really exist at all. Each outdoor room is about 10,000 square feet -- 100’x100’.</text:p>
      <text:h text:style-name="Heading_20_4" text:outline-level="4">Indoor Rooms</text:h>
      <text:h text:style-name="Heading_20_4" text:outline-level="4">Underground Rooms</text:h>
      <text:h text:style-name="Heading_20_3" text:outline-level="3">Exits</text:h>
      <text:h text:style-name="Heading_20_3" text:outline-level="3">Items</text:h>
      <text:h text:style-name="Heading_20_3" text:outline-level="3">Mobs</text:h>
      <text:h text:style-name="Heading_20_3" text:outline-level="3">Skill</text:h>
      <text:p text:style-name="Text_20_body">MudObj * skill * experience level (float) * knowledge level (float)</text:p>
      <text:p text:style-name="Text_20_body">Mobs acquire skills with practice.</text:p>
      <text:p text:style-name="Text_20_body"><text:soft-page-break/>If the knowledge level is higher than the experience level, then experience is quickly acquired. Otherwise, it is slowly acquired. Knowledge is never lower than experience.</text:p>
      <text:h text:style-name="Heading_20_3" text:outline-level="3">Fact</text:h>
      <text:p text:style-name="Text_20_body">Something * Verb * Something</text:p>
      <text:p text:style-name="Text_20_body">Something may be a MudObj ID or a word.</text:p>
      <text:h text:style-name="Heading_20_3" text:outline-level="3">Knowledge</text:h>
      <text:p text:style-name="Text_20_body">MudObj * Fact * Impression Time * Impression Strength</text:p>
      <text:p text:style-name="Text_20_body">A knowledge links a fact to a MudObj. Knowledge fades over time, depending on the mental abilities of the subject and the impression depth.</text:p>
      <text:h text:style-name="Heading_20_3" text:outline-level="3">Attributes</text:h>
      <text:p text:style-name="Text_20_body">Mobs have attributes that determine how well they perform certain tasks. The exact level of the attributes is kept a secret. Instead, people can tell what innate attributes they have by observing them.</text:p>
      <text:p text:style-name="Text_20_body">Some of the attributes change over time. These are duly noted.</text:p>
      <table:table table:name="Table1" table:style-name="Table1">
        <table:table-column table:style-name="Table1.A"/>
        <table:table-column table:style-name="Table1.B"/>
        <table:table-column table:style-name="Table1.C"/>
        <table:table-row>
          <table:table-cell table:style-name="Table1.A1" office:value-type="string">
            <text:p text:style-name="P1">Attribute</text:p>
          </table:table-cell>
          <table:table-cell table:style-name="Table1.A1" office:value-type="string">
            <text:p text:style-name="P1">Description</text:p>
          </table:table-cell>
          <table:table-cell table:style-name="Table1.C1" office:value-type="string">
            <text:p text:style-name="P1">How it changes</text:p>
          </table:table-cell>
        </table:table-row>
        <table:table-row>
          <table:table-cell table:style-name="Table1.A2" office:value-type="string">
            <text:p text:style-name="Table_20_Contents">Strength</text:p>
          </table:table-cell>
          <table:table-cell table:style-name="Table1.A2" office:value-type="string">
            <text:p text:style-name="Table_20_Contents">Natural power.</text:p>
          </table:table-cell>
          <table:table-cell table:style-name="Table1.C2" office:value-type="string">
            <text:p text:style-name="Table_20_Contents">no change</text:p>
          </table:table-cell>
        </table:table-row>
        <table:table-row>
          <table:table-cell table:style-name="Table1.A2" office:value-type="string">
            <text:p text:style-name="Table_20_Contents">Endurance</text:p>
          </table:table-cell>
          <table:table-cell table:style-name="Table1.A2" office:value-type="string">
            <text:p text:style-name="Table_20_Contents">Natural ability to heal and endure physical strain</text:p>
          </table:table-cell>
          <table:table-cell table:style-name="Table1.C2" office:value-type="string">
            <text:p text:style-name="Table_20_Contents">no change</text:p>
          </table:table-cell>
        </table:table-row>
        <table:table-row>
          <table:table-cell table:style-name="Table1.A2" office:value-type="string">
            <text:p text:style-name="Table_20_Contents">Intelligence</text:p>
          </table:table-cell>
          <table:table-cell table:style-name="Table1.A2" office:value-type="string">
            <text:p text:style-name="Table_20_Contents">Natural ability to learn and communicate complicated ideas.</text:p>
          </table:table-cell>
          <table:table-cell table:style-name="Table1.C2" office:value-type="string">
            <text:p text:style-name="Table_20_Contents">no change</text:p>
          </table:table-cell>
        </table:table-row>
        <table:table-row>
          <table:table-cell table:style-name="Table1.A2" office:value-type="string">
            <text:p text:style-name="Table_20_Contents">Charisma</text:p>
          </table:table-cell>
          <table:table-cell table:style-name="Table1.A2" office:value-type="string">
            <text:p text:style-name="Table_20_Contents">Natural ability to lead people and interact favorably with them.</text:p>
          </table:table-cell>
          <table:table-cell table:style-name="Table1.C2" office:value-type="string">
            <text:p text:style-name="Table_20_Contents">no change</text:p>
          </table:table-cell>
        </table:table-row>
        <table:table-row>
          <table:table-cell table:style-name="Table1.A2" office:value-type="string">
            <text:p text:style-name="Table_20_Contents">Physique</text:p>
          </table:table-cell>
          <table:table-cell table:style-name="Table1.A2" office:value-type="string">
            <text:p text:style-name="Table_20_Contents">The current status of their fitness. Multiplies the natural strength and endurance of the character.</text:p>
          </table:table-cell>
          <table:table-cell table:style-name="Table1.C2" office:value-type="string">
            <text:p text:style-name="Table_20_Contents">Increases with physical exercise; diminishes with lack of exercise.</text:p>
          </table:table-cell>
        </table:table-row>
        <table:table-row>
          <table:table-cell table:style-name="Table1.A2" office:value-type="string">
            <text:p text:style-name="Table_20_Contents">Stress</text:p>
          </table:table-cell>
          <table:table-cell table:style-name="Table1.A2" office:value-type="string">
            <text:p text:style-name="Table_20_Contents">The current state of mind, relating to how much they are burdened by. High levels of stress diminish intelligence and charisma, but heighten strength and endurance.</text:p>
          </table:table-cell>
          <table:table-cell table:style-name="Table1.C2" office:value-type="string">
            <text:p text:style-name="Table_20_Contents">Depends on surroundings.</text:p>
          </table:table-cell>
        </table:table-row>
        <table:table-row>
          <table:table-cell table:style-name="Table1.A2" office:value-type="string">
            <text:p text:style-name="Table_20_Contents">Exhaustion</text:p>
          </table:table-cell>
          <table:table-cell table:style-name="Table1.A2" office:value-type="string">
            <text:p text:style-name="Table_20_Contents">Long-term exhaustion</text:p>
          </table:table-cell>
          <table:table-cell table:style-name="Table1.C2" office:value-type="string">
            <text:p text:style-name="Table_20_Contents">Restores with rest, food and drink. Depletes with work.</text:p>
          </table:table-cell>
        </table:table-row>
        <table:table-row>
          <table:table-cell table:style-name="Table1.A2" office:value-type="string">
            <text:p text:style-name="Table_20_Contents">Breath</text:p>
          </table:table-cell>
          <table:table-cell table:style-name="Table1.A2" office:value-type="string">
            <text:p text:style-name="Table_20_Contents">Short-term exhaustion</text:p>
          </table:table-cell>
          <table:table-cell table:style-name="Table1.C2" office:value-type="string">
            <text:p text:style-name="Table_20_Contents">Restores rapidly with rest. Depletes with intense work.</text:p>
          </table:table-cell>
        </table:table-row>
        <table:table-row>
          <table:table-cell table:style-name="Table1.A2" office:value-type="string">
            <text:p text:style-name="Table_20_Contents">Blood</text:p>
          </table:table-cell>
          <table:table-cell table:style-name="Table1.A2" office:value-type="string">
            <text:p text:style-name="Table_20_Contents">How much blood is left in the body. Lack of blood has a generally bad effect.</text:p>
          </table:table-cell>
          <table:table-cell table:style-name="Table1.C2" office:value-type="string">
            <text:p text:style-name="Table_20_Contents">Depends on wounds. Gradually restores.</text:p>
          </table:table-cell>
        </table:table-row>
        <table:table-row>
          <table:table-cell table:style-name="Table1.A2" office:value-type="string">
            <text:p text:style-name="Table_20_Contents">Consciousness</text:p>
          </table:table-cell>
          <table:table-cell table:style-name="Table1.A2" office:value-type="string">
            <text:p text:style-name="Table_20_Contents">How alert the subject is. Lack of consciousness means they are not connected to reality.</text:p>
          </table:table-cell>
          <table:table-cell table:style-name="Table1.C2" office:value-type="string">
            <text:p text:style-name="Table_20_Contents">Depends on wounds, exhaustion, stress and breath. Gradually restores with rest.</text:p>
          </table:table-cell>
        </table:table-row>
        <table:table-row>
          <table:table-cell table:style-name="Table1.A2" office:value-type="string">
            <text:p text:style-name="Table_20_Contents">Hunger</text:p>
          </table:table-cell>
          <table:table-cell table:style-name="Table1.A2" office:value-type="string">
            <text:p text:style-name="Table_20_Contents">How hungry the subject is. High hunger levels <text:soft-page-break/>cause stress and drain exhaustion and breath.</text:p>
          </table:table-cell>
          <table:table-cell table:style-name="Table1.C2" office:value-type="string">
            <text:p text:style-name="Table_20_Contents">Eating restores hunger. Time and <text:soft-page-break/>work diminishes it.</text:p>
          </table:table-cell>
        </table:table-row>
        <table:table-row>
          <table:table-cell table:style-name="Table1.A2" office:value-type="string">
            <text:p text:style-name="Table_20_Contents">Thirst</text:p>
          </table:table-cell>
          <table:table-cell table:style-name="Table1.A2" office:value-type="string">
            <text:p text:style-name="Table_20_Contents">How thirsty the subject is. High thirst means stress, exhaustion, and breath effects. Very high thirst affects consciousness.</text:p>
          </table:table-cell>
          <table:table-cell table:style-name="Table1.C2" office:value-type="string">
            <text:p text:style-name="Table_20_Contents">Drinking water restores it. Time and work diminish it. Loss of blood exaggerates it.</text:p>
          </table:table-cell>
        </table:table-row>
        <table:table-row>
          <table:table-cell table:style-name="Table1.A2" office:value-type="string">
            <text:p text:style-name="Table_20_Contents">Balance</text:p>
          </table:table-cell>
          <table:table-cell table:style-name="Table1.A2" office:value-type="string">
            <text:p text:style-name="Table_20_Contents">How well-balanced the subject is. Limited balance means actions are limited and the subject exerts himself to stay standing. Falling down is usually bad.</text:p>
          </table:table-cell>
          <table:table-cell table:style-name="Table1.C2" office:value-type="string">
            <text:p text:style-name="Table_20_Contents">Restores very rapidly, provided consciousness is high and the subject stops moving or being interfered with.</text:p>
          </table:table-cell>
        </table:table-row>
        <table:table-row>
          <table:table-cell table:style-name="Table1.A2" office:value-type="string">
            <text:p text:style-name="Table_20_Contents">Sleepiness</text:p>
          </table:table-cell>
          <table:table-cell table:style-name="Table1.A2" office:value-type="string">
            <text:p text:style-name="Table_20_Contents">How sleepy the subject is. High sleepiness means a whole lot of bad things happen.</text:p>
          </table:table-cell>
          <table:table-cell table:style-name="Table1.C2" office:value-type="string">
            <text:p text:style-name="Table_20_Contents">Restored with sleep, and a limited amount with rest. Deep, REM sleep is most beneficial.</text:p>
          </table:table-cell>
        </table:table-row>
        <table:table-row>
          <table:table-cell table:style-name="Table1.A2" office:value-type="string">
            <text:p text:style-name="Table_20_Contents">Cleanliness</text:p>
          </table:table-cell>
          <table:table-cell table:style-name="Table1.A2" office:value-type="string">
            <text:p text:style-name="Table_20_Contents">How clean the subject is. Dirtiness hinders charisma (usually) and may also encourage disease.</text:p>
          </table:table-cell>
          <table:table-cell table:style-name="Table1.C2" office:value-type="string">
            <text:p text:style-name="Table_20_Contents"/>
          </table:table-cell>
        </table:table-row>
      </table:table>
      <text:p text:style-name="Text_20_body"/>
      <text:h text:style-name="Heading_20_2" text:outline-level="2">AI</text:h>
      <text:p text:style-name="Text_20_body">The AI follows the general rule: increase my happiness.</text:p>
      <text:p text:style-name="Text_20_body">The question then becomes: What is happiness?</text:p>
      <text:p text:style-name="Text_20_body">The AI must decide which course of action the mob generally pursues for happiness. This is based on their perception of the universe and their immediate needs.</text:p>
      <text:p text:style-name="Text_20_body">Good mobs tend to believe that by building up relationships, creating things, and making themselves and others better their happiness will increase, even at the cost of short-term pleasure.</text:p>
      <text:p text:style-name="Text_20_body">Evil mobs tend to believe that they can increase their happiness by tearing others down, or that short-term pleasures can lead to long-term happiness.</text:p>
      <text:p text:style-name="Text_20_body">Every mob has a moral code that limits their actions. For instance, a very moral mob will not lie, cheat, steal, or murder. A less moral mob may lie and cheat, but not steal or murder. And the worst mobs won’t hesitate to murder to get what they want.</text:p>
      <text:p text:style-name="Text_20_body">The morality shifts as time progresses. Mobs which consistently decide to bend the rules will lose their morality. Mobs which decide to adhere to the rules will increase their morality.</text:p>
      <text:p text:style-name="Text_20_body">Mobs set goals to increase their happiness and meet their needs.</text:p>
      <text:h text:style-name="Heading_20_2" text:outline-level="2">Feats</text:h>
      <text:p text:style-name="Text_20_body">Oftentimes, the mob is called upon to perform a feat. This could be anything from staying upright, to attacking and opponent, to convincing someone to follow you.</text:p>
      <text:p text:style-name="Text_20_body">Feats are directly related by chance and by the current state of the character. Skills also enter into the calculations.</text:p>
      <text:h text:style-name="Heading_20_2" text:outline-level="2">Mood</text:h>
      <text:p text:style-name="Text_20_body">Mobs suffer from moods. The moods range along the following axis:</text:p>
      <text:list xml:id="list1664164167" text:style-name="L2">
        <text:list-item>
          <text:p text:style-name="P8"><text:soft-page-break/><text:span text:style-name="T1">depression – anxiety:</text:span> Going too far to an extreme towards anxiety leads to a very chipper spirit, and eagerness to do things. In the middle the mob is calm and composed. On the other end towards depression they are down and don’t have a drive to do much.</text:p>
        </text:list-item>
        <text:list-item>
          <text:p text:style-name="P9">anger-kindness: <text:span text:style-name="T2">On the anger end, the mob is boiling with rage and ready to kill or destroy. On the kindness end, the mob is calm as the pacific and ready to help and build.</text:span></text:p>
        </text:list-item>
        <text:list-item>
          <text:p text:style-name="P10">Happiness-sadness: When happy, the character is getting the things they truly want; sadness reflects they have lost something they love.</text:p>
        </text:list-item>
        <text:list-item>
          <text:p text:style-name="P10">Pleasure-pain: </text:p>
        </text:list-item>
      </text:list>
      <text:p text:style-name="P4">Various things affect the mood of the character. Food, especially blood sugar levels, affect depression and anxiety.</text:p>
      <text:p text:style-name="P4">Universal principles such as justice and mercy affect the moods dearly.</text:p>
      <text:h text:style-name="Heading_20_2" text:outline-level="2">Relationships</text:h>
      <text:p text:style-name="Text_20_body">Mobs build relationships between individuals and organizations. They may have the following opinions of the person or group:</text:p>
      <text:list xml:id="list808643000" text:style-name="L3">
        <text:list-item>
          <text:p text:style-name="P11">Trust: They believe the individual or group when they speak.</text:p>
        </text:list-item>
        <text:list-item>
          <text:p text:style-name="P11">Anger: They want to hurt the individual or group.</text:p>
        </text:list-item>
        <text:list-item>
          <text:p text:style-name="P11">Loyalty: They feel like they owe their loyalty to the individual or group.</text:p>
        </text:list-item>
        <text:list-item>
          <text:p text:style-name="P11">Pity: They take pity on the individual or group.</text:p>
        </text:list-item>
      </text:list>
      <text:p text:style-name="Text_20_body">It is quite possible to be conflicted. For instance, you can trust someone you are angry with. You can have no trust for someone you are not angry at in the slightest.</text:p>
      <text:h text:style-name="Heading_20_2" text:outline-level="2">Food</text:h>
      <text:p text:style-name="Text_20_body">Hunger and thirst are the two core attributes that determine the character’s current state.</text:p>
      <text:p text:style-name="Text_20_body">I’d like to build a nutrition model based on the varieties of foods. I’d also like to model the various eating-related diseases, such as insulin resistance and heart disease.</text:p>
      <text:p text:style-name="Text_20_body">Food has a definite effect on the mood. Eating good, tasty food bolsters the spirits, while eating bad, rotten or poorly tasting food lowers the spirits.</text:p>
      <text:h text:style-name="Heading_20_2" text:outline-level="2">Combat</text:h>
      <text:p text:style-name="Text_20_body">I don’t know how to handle this yet. These are the constraints:</text:p>
      <text:list xml:id="list1793521918" text:style-name="L4">
        <text:list-item>
          <text:p text:style-name="P12">Wrestling and boxing are an important part, even in armed combat.</text:p>
        </text:list-item>
        <text:list-item>
          <text:p text:style-name="P12">What happens when you have 2-1 or 3-1? Beyond that, you really can’t have 4 or more people going after the same person.</text:p>
        </text:list-item>
        <text:list-item>
          <text:p text:style-name="P12">Tactics. A group of fighters needs someone to coordinate the movements. They give the lion’s share of the tactical bonus. However, everyone in the battle needs to be tactically aware as well, and these additional bonuses can make a group of weaklings a force to be reckoned with.</text:p>
        </text:list-item>
        <text:list-item>
          <text:p text:style-name="P12">Dodge / deflect / armor / absorb. When dealing damage, first the target tries to dodge the attack. <text:soft-page-break/>Failing that, they will try to deflect it, either with their weapon, shield, or even by positioning themselves so that the hit will not land cleanly. The armor that they were absorbs the damage, but different armor behaves differently. Finally, the damage remaining is absorbed by the body.</text:p>
        </text:list-item>
        <text:list-item>
          <text:p text:style-name="P12">Damage: Damage should be recorded in type and location. Note that most damage occurs not from the initial wound, but from the bleeding out of the wound. Stopping the bleeding is the primary concern, followed by letting the injury rest so it doesn’t re-open. As damage sets in, the effectiveness of the team member decreases until he can’t do more than bark orders.</text:p>
        </text:list-item>
        <text:list-item>
          <text:p text:style-name="P12">Wielding: Rather than a mob sticking to their wielded weapons, the mob should have a variety of weapons available to them. They will pick the one they are most comfortable using for the task at hand, and use that. You can set rules to not use a specific weapon (so as to prevent damage to the weapon, or preserving ammo or charges), but mobs will resort to picking up dropped equipment if it is more feasible.</text:p>
        </text:list-item>
        <text:list-item>
          <text:p text:style-name="P12">Weapon v. Weapon considerations: The type of weapon is important. This affects whether the attacker can get close enough to the target, whether the attack can be deflected effectively, etc...</text:p>
        </text:list-item>
        <text:list-item>
          <text:p text:style-name="P12">Weapon combinations: A bunch of infantry men armed with spears and working together get a special bonus. If you create line with the front having close-range weapons such as daggers or short swords, and the rear with spears and polearms, then you also get a bonus.</text:p>
        </text:list-item>
        <text:list-item>
          <text:p text:style-name="P12">Morale: Creatures tend not to fight losing battles, unless they are irrational. The same goes for your characters. Most fights do not end in death, but in one side yielding to the other.</text:p>
        </text:list-item>
      </text:list>
      <text:p text:style-name="Text_20_body">I want to draw your attention to Sam’s fight with the spider in <text:span text:style-name="T3">Return of the King</text:span><text:span text:style-name="T4">. Note how the spider had a specific attack pattern, and the spider wasn’t trying to kill Sam. Sam’s morale was low at first---</text:span><text:span text:style-name="T4">the spider was scary, and he knew nothing about fighting spiders, let alone fighting with a sword (this was the first real combat experience.) However, Sam knew he was the only thing protecting Frodo, and losing to the spider would mean certain death, so he doubled down, half-heartedly at first but later with more aggressiveness as he overcame his fears and realized how to hurt the spider.</text:span></text:p>
      <text:p text:style-name="P5">The vial of light that Sam used to keep the spider under control put Sam at a distinct advantage in the beginning. We don’t think of things like this as a weapon, and we don’t think too hard about creating interesting creatures with special weaknesses. The spider saw an opportunity to eliminate the vial and did so.</text:p>
      <text:p text:style-name="P5">Sam’s weapon kept getting knocked out of his hand. The spider knew that swords were bad news, but felt confident because she could effectively keep Sam disarmed. Besides, the best hope for the spider was to subdue Sam, or maybe kill him.</text:p>
      <text:p text:style-name="P5">Sam maneuvered to retrieve the sword since that was his best hope. He ignored the light, but took an opportunity to recover it when it arose. He even resorted to kicking the spider at one point.</text:p>
      <text:p text:style-name="P5">As the fight progressed, Sam learned more about using a sword and fighting a giant spider, and eventually he learned how to effectively dodge the stinger while getting in an ideal position for an abdomen shot. The spider was not learning more about fighting humanoids like Sam; she had already had a significant body of experience, so advancements were not being made. Besides, she was significantly less intelligent than Sam, so she didn’t learn as she went along.</text:p>
      <text:p text:style-name="P5">The spider, realizing that it no longer had an advantage, and was at good risk of getting killed, retreated. Sam, whose intent was never to kill the spider, but simply to protect Frodo, did not pursue and didn’t take unnecessary risks to get the kill.</text:p>
      <text:p text:style-name="P5">I believe we can build a system that takes all of this into account.</text:p>
      <text:p text:style-name="Text_20_body"><text:soft-page-break/><text:span text:style-name="T4">Storytelling: Fights are supposed to be </text:span><text:span text:style-name="T5">emotional</text:span><text:span text:style-name="T6">, not just physical. Think of the emotional ebb and flow of battle, and rely on that more than random rolls of the dice. Think of why the creatures are fighting, what they have to gain and lose.</text:span></text:p>
      <text:p text:style-name="P6">Dungeon crawlers shouldn’t be chess games, or worse, random words and numbers. Every encounter is a potential story. Remember what the fellowship did in the Mines of Moria. Did they attempt to kill the squid creature? No, they merely wanted to escape. Did they try to kill the orcs, the cave trolls, or the goblins and Balrog? No, they merely wanted to escape. They acted to protect Frodo above all others, and at the same time obtain a means of escape. That’s a story. That’s real conflict: the goblins and orcs want to kill humanoids, the Balrog was on a rampage after millenia of imprisonment, and the others simply wanted to get out.</text:p>
      <text:h text:style-name="Heading_20_1" text:outline-level="1">Location</text:h>
      <text:p text:style-name="Text_20_body">I want to build a limitless universe, something like what Dwarf Fortress and Minecraft have. These systems depend, I believe, on a vast array of data that details every brick at every integer cartesian coordinate. The problem is that the number of bricks expand to the third power of the radius. That means you could only create a universe that spans the third root of the amount of memory you have.</text:p>
      <text:p text:style-name="Text_20_body">Practical values:</text:p>
      <text:p text:style-name="Text_20_body"><draw:frame draw:style-name="fr1" draw:name="Object1" text:anchor-type="as-char" svg:width="1.361in" svg:height="0.2075in" draw:z-index="0"><draw:object xlink:href="./Object 1" xlink:type="simple" xlink:show="embed" xlink:actuate="onLoad"/><draw:image xlink:href="./ObjectReplacements/Object 1" xlink:type="simple" xlink:show="embed" xlink:actuate="onLoad"/></draw:frame></text:p>
      <text:p text:style-name="Text_20_body">If we run with 100m x 100m x 100m = 1,000,000 m3 or 0.001 km3 for a brick, that gives us 1,000 bricks per cubic km.</text:p>
      <text:p text:style-name="Text_20_body">The earth with 20km of vertical (500 million km2 x 20 km vertical) is 10 billion km3.</text:p>
      <text:p text:style-name="Text_20_body">That’s 10 trillion bricks, stored in 10 trillion bytes at about 10 TB of data.</text:p>
      <text:p text:style-name="Text_20_body">This is manageable.</text:p>
      <text:p text:style-name="Text_20_body">The earth would need to be broken down into independent regions of manageable size. Each region should be large enough that nothing within the region affects other regions, except for a small area around the edges. Each region would be 20 km high, with sea level being at the 10km point.</text:p>
      <text:p text:style-name="Text_20_body">What would we store in that single byte?</text:p>
      <text:list xml:id="list178609631" text:style-name="L5">
        <text:list-item>
          <text:p text:style-name="P13">Rock type. 0 = air, 1 = water, 2 = salt water, etc... There are less than 100 rock types in Dwarf Fortress, which means we could use 6 bits to give us 64 different rock types. Using 7 bits will give us 128 types, and the full byte will give us 256.</text:p>
        </text:list-item>
        <text:list-item>
          <text:p text:style-name="P13">Direction of liquid flow? Or can this be easily calculated based on the surroundings?</text:p>
        </text:list-item>
        <text:list-item>
          <text:p text:style-name="P13">Pressure, density?</text:p>
        </text:list-item>
      </text:list>
      <text:h text:style-name="Heading_20_2" text:outline-level="2">Size of a Brick</text:h>
      <text:p text:style-name="Text_20_body">Thinking more about this, I want a brick to be roughly man sized. That means it has to be about 3m x 1m x 1m = 3m<text:span text:style-name="T7">3</text:span>. I’m basing this off of the following observations:</text:p>
      <text:list xml:id="list1100301473" text:style-name="L6">
        <text:list-item>
          <text:p text:style-name="P14">One level up or down should represent moving up or down one story, or about 50% more than the height of a man.</text:p>
        </text:list-item>
        <text:list-item>
          <text:p text:style-name="P14">Movement left or right should be moving a tile left or right, with a tile being about the area a standing man occupies.</text:p>
        </text:list-item>
      </text:list>
      <text:p text:style-name="Text_20_body"><text:soft-page-break/>Of course, this assumes that the principle actors in the game are about man-sized. If they were hobbit sized (roughly, half the height of a man), then we would halve each of the measurements. If they were larger, then we would extend each of the measurements by the appropriate factor.</text:p>
      <text:p text:style-name="Text_20_body">To resolve this, we have a couple of options:</text:p>
      <text:list xml:id="list1856277754" text:style-name="L7">
        <text:list-item>
          <text:p text:style-name="P15">Disallow objects smaller than a man, or make them behave as if they were much larger. This would mean you don’t have stacking, which doesn’t make sense. You should be able to put hundreds of potions in a man-sized box.</text:p>
        </text:list-item>
        <text:list-item>
          <text:p text:style-name="P15">Use smaller units.</text:p>
        </text:list-item>
        <text:list-item>
          <text:p text:style-name="P15">Allow stacking so that you can have eight hobbits piled into a man-sized cell.</text:p>
        </text:list-item>
      </text:list>
      <text:p text:style-name="Text_20_body">I am leaning towards the following rules:</text:p>
      <text:list xml:id="list1823575419" text:style-name="L8">
        <text:list-item>
          <text:p text:style-name="P16">One unit is 1 cubic meter.</text:p>
          <text:list>
            <text:list-item>
              <text:p text:style-name="P16"><text:s/>A man takes about 2 cubic units stacked on top of each other.</text:p>
            </text:list-item>
            <text:list-item>
              <text:p text:style-name="P16"><text:s/>3-4 units tall makes a story in a building.</text:p>
            </text:list-item>
            <text:list-item>
              <text:p text:style-name="P16">1 unit of area is about what a standing man takes up.</text:p>
            </text:list-item>
          </text:list>
        </text:list-item>
        <text:list-item>
          <text:p text:style-name="P16">Allow stacking.</text:p>
          <text:list>
            <text:list-item>
              <text:p text:style-name="P16">Multiple objects can be positioned at the same spot.</text:p>
            </text:list-item>
            <text:list-item>
              <text:p text:style-name="P16">The total size (length, area, volume) should not exceed the volume of the unit. This is barring any magical properties, such as objects that can co-exist at the same space.</text:p>
            </text:list-item>
          </text:list>
        </text:list-item>
      </text:list>
      <text:h text:style-name="Heading_20_2" text:outline-level="2">Size of an Area</text:h>
      <text:p text:style-name="Text_20_body">Areas are atomic in terms of processing.</text:p>
      <text:p text:style-name="Text_20_body">The rules for how big an area has to be:</text:p>
      <text:list xml:id="list1591616611" text:style-name="L9">
        <text:list-item>
          <text:p text:style-name="P17">In general, actions in one area don’t affect non-contiguous areas.</text:p>
        </text:list-item>
        <text:list-item>
          <text:p text:style-name="P17">All the areas of the mud should be able to reside in memory all at once, along with the objects.</text:p>
        </text:list-item>
        <text:list-item>
          <text:p text:style-name="P17">Iterating across all the objects or bricks in an area should be pretty fast.</text:p>
        </text:list-item>
      </text:list>
      <text:p text:style-name="Text_20_body">I am leaning towards 100m being the radius of an area. If this is the measurement we use, then that means there are 1,000,000 units in an area.</text:p>
      <text:h text:style-name="Heading_20_2" text:outline-level="2">Size of a Room</text:h>
      <text:p text:style-name="Text_20_body">A room is the general concept of things that are immediately accessible, close to one another.</text:p>
      <text:p text:style-name="Text_20_body">This is about 10m x 10m.</text:p>
      <text:p text:style-name="Text_20_body">Outdoors, the natural size of a room is 10m x 10m in area, but 5m high. Beyond 5m, reaching things is really, really difficult.</text:p>
      <text:p text:style-name="Text_20_body">Each “room” has its own terrain in the real world, at least on the surface. It has an elevation as well.</text:p>
      <text:h text:style-name="Heading_20_1" text:outline-level="1"><text:soft-page-break/>Visibility</text:h>
      <text:h text:style-name="Heading_20_1" text:outline-level="1">Terrain</text:h>
      <text:p text:style-name="Text_20_body">Terrain refers to the ground features.</text:p>
      <text:list xml:id="list1961603996" text:style-name="L10">
        <text:list-item>
          <text:p text:style-name="P18">rocky: Solid rock.</text:p>
        </text:list-item>
        <text:list-item>
          <text:p text:style-name="P18">clay: Thick, hard clay.</text:p>
        </text:list-item>
        <text:list-item>
          <text:p text:style-name="P18">topsoil</text:p>
        </text:list-item>
        <text:list-item>
          <text:p text:style-name="P18">Mud</text:p>
        </text:list-item>
        <text:list-item>
          <text:p text:style-name="P18"/>
        </text:list-item>
      </text:list>
      <text:p text:style-name="Text_20_body">Rooms come in sizes of about 100x100 meters. </text:p>
      <text:p text:style-name="Text_20_body">Terrains are items within the room.</text:p>
      <text:h text:style-name="Heading_20_1" text:outline-level="1">TODO</text:h>
      <text:h text:style-name="Heading_20_2" text:outline-level="2">Progress Indication</text:h>
      <text:p text:style-name="Text_20_body">When loading data:</text:p>
      <text:list xml:id="list1621013753" text:style-name="L11">
        <text:list-item>
          <text:p text:style-name="P19">Show a message in the status bar</text:p>
        </text:list-item>
        <text:list-item>
          <text:p text:style-name="P19">After 1 second, if it has not loaded, show the loading dialog. It has a message (what it is loading) along with a progress bar keyed to the progression.</text:p>
        </text:list-item>
        <text:list-item>
          <text:p text:style-name="P19">If it errors, show the error message in the dialog.</text:p>
        </text:list-item>
        <text:list-item>
          <text:p text:style-name="P19">If it works, show the 'OK' button, but hide automatically in 3 seconds.</text:p>
        </text:list-item>
      </text:list>
      <text:h text:style-name="Heading_20_2" text:outline-level="2">Editing / Creating:</text:h>
      <text:list xml:id="list811003336" text:style-name="L12">
        <text:list-item>
          <text:p text:style-name="P20">Need a dialog for different "types" of data.</text:p>
        </text:list-item>
      </text:list>
      <text:h text:style-name="Heading_20_2" text:outline-level="2">World Building:</text:h>
      <text:list xml:id="list1900545275" text:style-name="L13">
        <text:list-item>
          <text:p text:style-name="P21">Automatically create rooms as creatures explore.</text:p>
        </text:list-item>
        <text:list-item>
          <text:p text:style-name="P21">World generator?</text:p>
          <text:list>
            <text:list-item>
              <text:p text:style-name="P21">Earth's surface: 510,000,000 km2</text:p>
            </text:list-item>
            <text:list-item>
              <text:p text:style-name="P21">Group into 51,000 regions of 10,000 km2 (100km x 100km)</text:p>
            </text:list-item>
            <text:list-item>
              <text:p text:style-name="P21">Each region has 10,000 1 km2 areas</text:p>
            </text:list-item>
            <text:list-item>
              <text:p text:style-name="P21">Each area has 10,000 100 m2 (10m x 10m) rooms.</text:p>
            </text:list-item>
            <text:list-item>
              <text:p text:style-name="P21">Layout features using some simple algorithm</text:p>
              <text:list>
                <text:list-item>
                  <text:p text:style-name="P21">Each area has a rough elevation and terrain features: mountain, plain, swamp, rivers, etc...</text:p>
                </text:list-item>
              </text:list>
            </text:list-item>
          </text:list>
        </text:list-item>
      </text:list>
      <text:h text:style-name="Heading_20_1" text:outline-level="1"><text:soft-page-break/>Combat (Part II)</text:h>
      <text:p text:style-name="Text_20_body">This is a more formal analysis of combat.</text:p>
      <text:h text:style-name="Heading_20_2" text:outline-level="2">Time</text:h>
      <text:p text:style-name="Text_20_body">Combat persists in 1 minute increments called turns.</text:p>
      <text:p text:style-name="Text_20_body">During a turn, a character may attack and engage in a number of motions.</text:p>
      <text:p text:style-name="Text_20_body">During a turn, tactical advantage remains constant.</text:p>
      <text:p text:style-name="Text_20_body">A person who receives a fatal blow may still be able to take actions for a number of turns, until fatality is reached, as they bleed out.</text:p>
      <text:p text:style-name="Text_20_body">1 turn represents about how long a person can continue in combat stress without air, blood, or their critical organs.</text:p>
      <text:h text:style-name="Heading_20_2" text:outline-level="2">Tactical Advantage</text:h>
      <text:p text:style-name="Text_20_body">During combat, tactical advantage will switch between the parties involved in the combat. Tactical advantage has a number of factors and a number of effects.</text:p>
      <text:h text:style-name="Heading_20_3" text:outline-level="3">Tactical Factor</text:h>
      <text:p text:style-name="Text_20_body">The tactical factor is periodically recalculated, every 60 seconds (1 turn) of combat.</text:p>
      <text:p text:style-name="Text_20_body">The tactical factor is a number, a factor, that is multiplied with most actions, to determine their effectiveness.</text:p>
      <text:p text:style-name="Text_20_body">To calculate the tactical factor, add up all the tactical elements for each side, and then multiply that by a random variance. The tactical factor for a side is the tactical elements of their side divided by the tactical elements of the other side.</text:p>
      <text:h text:style-name="Heading_20_3" text:outline-level="3">People</text:h>
      <text:p text:style-name="Text_20_body">Having more people involved in battle increases tactical advantage. Give 1 point to each side for each person who is conscious, perceptive, and capable of moving. The following general effects will diminish the score for an individual:</text:p>
      <text:list xml:id="list806478712" text:style-name="L34">
        <text:list-item>
          <text:p text:style-name="P42">Multiply the score by the individual's perception. That is, if they are blinded, then they only have a 0.3 perception, and so are only worth 0.3 in battle tactically.</text:p>
        </text:list-item>
        <text:list-item>
          <text:p text:style-name="P42">Multiply the score by the individual's movement ability factor. If they are incapable of running, then they get only 0.6 of their score. If they are incapable of walking, then they get 0.3. If they cannot even stand, they get 0.1. Note that their breath, balance, and endurance all factor into this.</text:p>
        </text:list-item>
        <text:list-item>
          <text:p text:style-name="P42">Multiply the score by the focus of the individual.</text:p>
        </text:list-item>
      </text:list>
      <text:h text:style-name="Heading_20_3" text:outline-level="3">Tactical Skill</text:h>
      <text:p text:style-name="Text_20_body">Multiply the score by their tactical skill. Those with no skill start at level 1. Those who have moderate training and practice are at 2. Those who are veterans of combat have 3. Those who are elite have 4.</text:p>
      <text:h text:style-name="Heading_20_3" text:outline-level="3"><text:soft-page-break/>Teamwork</text:h>
      <text:p text:style-name="Text_20_body">Multiply the score by the teamwork skill for that particular team.</text:p>
      <text:h text:style-name="Heading_20_3" text:outline-level="3">Leadership</text:h>
      <text:p text:style-name="Text_20_body">A good leader who is focused and able to communicate will give the team a distinct advantage. Multiply the score by:</text:p>
      <text:list xml:id="list2092034676" text:style-name="L35">
        <text:list-item>
          <text:p text:style-name="P43">focus of leader</text:p>
        </text:list-item>
        <text:list-item>
          <text:p text:style-name="P43">perception of leader</text:p>
        </text:list-item>
      </text:list>
      <text:p text:style-name="Text_20_body">Do not multiply if the leader cannot speak because their throat or mouth is damaged.</text:p>
      <text:h text:style-name="Heading_20_2" text:outline-level="2">Wounds</text:h>
      <text:p text:style-name="Text_20_body">The type of weapon and how it is used determines the type of wounds that occur. Wounds generally occur in various severity classes.</text:p>
      <text:h text:style-name="Heading_20_3" text:outline-level="3">Wound Areas</text:h>
      <text:p text:style-name="Text_20_body">Wounds can occur in one of several areas. These are:</text:p>
      <text:list xml:id="list1827583340" text:style-name="L15">
        <text:list-item>
          <text:p text:style-name="P23">The head:</text:p>
          <text:list>
            <text:list-item>
              <text:p text:style-name="P23">right or left eye</text:p>
            </text:list-item>
            <text:list-item>
              <text:p text:style-name="P23">nose</text:p>
            </text:list-item>
            <text:list-item>
              <text:p text:style-name="P23">mouth</text:p>
            </text:list-item>
            <text:list-item>
              <text:p text:style-name="P23">right or left ear</text:p>
            </text:list-item>
            <text:list-item>
              <text:p text:style-name="P23">skull</text:p>
            </text:list-item>
            <text:list-item>
              <text:p text:style-name="P23">brain</text:p>
            </text:list-item>
            <text:list-item>
              <text:p text:style-name="P23">skin</text:p>
            </text:list-item>
            <text:list-item>
              <text:p text:style-name="P23">hair</text:p>
            </text:list-item>
          </text:list>
        </text:list-item>
        <text:list-item>
          <text:p text:style-name="P23">The neck:</text:p>
          <text:list>
            <text:list-item>
              <text:p text:style-name="P23">vertebrae</text:p>
            </text:list-item>
            <text:list-item>
              <text:p text:style-name="P23">artery</text:p>
            </text:list-item>
            <text:list-item>
              <text:p text:style-name="P23">throat</text:p>
            </text:list-item>
            <text:list-item>
              <text:p text:style-name="P23">skin</text:p>
            </text:list-item>
          </text:list>
        </text:list-item>
        <text:list-item>
          <text:p text:style-name="P23">The upper torso</text:p>
          <text:list>
            <text:list-item>
              <text:p text:style-name="P23">arteries</text:p>
            </text:list-item>
            <text:list-item>
              <text:p text:style-name="P23">heart</text:p>
            </text:list-item>
            <text:list-item>
              <text:p text:style-name="P23">lungs</text:p>
            </text:list-item>
            <text:list-item>
              <text:p text:style-name="P23"><text:soft-page-break/>ribs</text:p>
            </text:list-item>
            <text:list-item>
              <text:p text:style-name="P23">spine</text:p>
            </text:list-item>
            <text:list-item>
              <text:p text:style-name="P23">skin</text:p>
            </text:list-item>
          </text:list>
        </text:list-item>
        <text:list-item>
          <text:p text:style-name="P23">The lower torso</text:p>
          <text:list>
            <text:list-item>
              <text:p text:style-name="P23">arteries</text:p>
            </text:list-item>
            <text:list-item>
              <text:p text:style-name="P23">liver</text:p>
            </text:list-item>
            <text:list-item>
              <text:p text:style-name="P23">kidney</text:p>
            </text:list-item>
            <text:list-item>
              <text:p text:style-name="P23">misc. organs</text:p>
            </text:list-item>
            <text:list-item>
              <text:p text:style-name="P23">spine</text:p>
            </text:list-item>
            <text:list-item>
              <text:p text:style-name="P23">hips</text:p>
            </text:list-item>
            <text:list-item>
              <text:p text:style-name="P23">skin</text:p>
            </text:list-item>
          </text:list>
        </text:list-item>
        <text:list-item>
          <text:p text:style-name="P23">The right or left arm</text:p>
          <text:list>
            <text:list-item>
              <text:p text:style-name="P23">bone</text:p>
            </text:list-item>
            <text:list-item>
              <text:p text:style-name="P23">muscle</text:p>
            </text:list-item>
            <text:list-item>
              <text:p text:style-name="P23">skin</text:p>
            </text:list-item>
            <text:list-item>
              <text:p text:style-name="P23">artery</text:p>
            </text:list-item>
          </text:list>
        </text:list-item>
        <text:list-item>
          <text:p text:style-name="P23">The right or left hand</text:p>
          <text:list>
            <text:list-item>
              <text:p text:style-name="P23">bone</text:p>
            </text:list-item>
            <text:list-item>
              <text:p text:style-name="P23">muscle</text:p>
            </text:list-item>
            <text:list-item>
              <text:p text:style-name="P23">skin</text:p>
            </text:list-item>
            <text:list-item>
              <text:p text:style-name="P23">fingers</text:p>
            </text:list-item>
          </text:list>
        </text:list-item>
        <text:list-item>
          <text:p text:style-name="P23">The right or left leg</text:p>
          <text:list>
            <text:list-item>
              <text:p text:style-name="P23">bone</text:p>
            </text:list-item>
            <text:list-item>
              <text:p text:style-name="P23">muscle</text:p>
            </text:list-item>
            <text:list-item>
              <text:p text:style-name="P23">skin</text:p>
            </text:list-item>
            <text:list-item>
              <text:p text:style-name="P23">artery</text:p>
            </text:list-item>
          </text:list>
        </text:list-item>
        <text:list-item>
          <text:p text:style-name="P23">The right of left foot</text:p>
          <text:list>
            <text:list-item>
              <text:p text:style-name="P23">bone</text:p>
            </text:list-item>
            <text:list-item>
              <text:p text:style-name="P23">muscle</text:p>
            </text:list-item>
            <text:list-item>
              <text:p text:style-name="P23">skin</text:p>
            </text:list-item>
            <text:list-item>
              <text:p text:style-name="P23">toes</text:p>
            </text:list-item>
          </text:list>
        </text:list-item>
      </text:list>
      <text:h text:style-name="Heading_20_3" text:outline-level="3"><text:soft-page-break/>Cut</text:h>
      <text:p text:style-name="Text_20_body">A cut is usually caused by a bladed weapon. Cuts may also occur internally due to blunt force.</text:p>
      <text:p text:style-name="Text_20_body">The critical factors in a slice wound are:</text:p>
      <text:list xml:id="list238045197" text:style-name="L14">
        <text:list-item>
          <text:p text:style-name="P22">The length of the cut. This is measured in cm.</text:p>
        </text:list-item>
        <text:list-item>
          <text:p text:style-name="P22">The depth of the cut. This is also measured in cm.</text:p>
        </text:list-item>
        <text:list-item>
          <text:p text:style-name="P22">The area of the body cut.</text:p>
        </text:list-item>
      </text:list>
      <text:p text:style-name="Text_20_body">These factors combined will determine the effects.</text:p>
      <text:p text:style-name="Text_20_body">Note that small but deep slices are usually caused by piercing.</text:p>
      <text:h text:style-name="Heading_20_3" text:outline-level="3">Bruise</text:h>
      <text:p text:style-name="Text_20_body">Bruises are damage caused by blunt trauma to different parts of the body.</text:p>
      <text:p text:style-name="Text_20_body">The critical factors are:</text:p>
      <text:list xml:id="list2117954954" text:style-name="L18">
        <text:list-item>
          <text:p text:style-name="P26">The severity of the bruise.</text:p>
        </text:list-item>
        <text:list-item>
          <text:p text:style-name="P26">The are so bruised.</text:p>
        </text:list-item>
      </text:list>
      <text:p text:style-name="Text_20_body">The severity refers to how devastating the trauma was. A factor of 1 represents typical damage due to a strong swing of the baseball bat---devastating but not enough to break bones. A factor of 2 represents force strong enough to break bones and are usually accompanied by internal cuts. A factor of 3 represents force strong enough to completely obliterate the part of the body affected.</text:p>
      <text:p text:style-name="Text_20_body">Small parts of the body, such as the finger, eyes, and <text:s/>toes, take remarkably little force to get a factor of 3 severity. Large parts of the body, the hips, leg bones, and skull, require much more force to cause a factor of 2 or 3 damage.</text:p>
      <text:h text:style-name="Heading_20_3" text:outline-level="3">Contamination</text:h>
      <text:p text:style-name="Text_20_body">Foreign substances may be introduced, such as blood, water, or dust. These can affect almost any part of the body, causing irritation. The type of foreign substance is important.</text:p>
      <text:p text:style-name="Text_20_body">Note that when the subject bleeds, the blood ends up covering that part of his body. Also, blood from the subject's victims may also contaminate their body with blood.</text:p>
      <text:p text:style-name="Text_20_body">The critical factors are:</text:p>
      <text:list xml:id="list1796971920" text:style-name="L19">
        <text:list-item>
          <text:p text:style-name="P27">The type of contamination.</text:p>
        </text:list-item>
        <text:list-item>
          <text:p text:style-name="P27">The quantity of the contamination.</text:p>
        </text:list-item>
        <text:list-item>
          <text:p text:style-name="P27">The area so contaminated.</text:p>
        </text:list-item>
      </text:list>
      <text:h text:style-name="Heading_20_3" text:outline-level="3">Breaks</text:h>
      <text:p text:style-name="Text_20_body">Bones may be broken. This has a dramatic effect on the subject's ability to move.</text:p>
      <text:p text:style-name="Text_20_body">Breaks also bleed until they have time to heal.</text:p>
      <text:p text:style-name="Text_20_body">The critical factors are:</text:p>
      <text:list xml:id="list1889112137" text:style-name="L20">
        <text:list-item>
          <text:p text:style-name="P28">The severity of the break. 1 is a crack or a bruise on the bone, 2 is a clean break, and 3 is a <text:soft-page-break/>shattered bone.</text:p>
        </text:list-item>
        <text:list-item>
          <text:p text:style-name="P28">The area so broken.</text:p>
        </text:list-item>
      </text:list>
      <text:p text:style-name="Text_20_body">The same area can be broken many times.</text:p>
      <text:h text:style-name="Heading_20_3" text:outline-level="3">Irritation</text:h>
      <text:p text:style-name="Text_20_body">Irritation includes burns and rashes.</text:p>
      <text:p text:style-name="Text_20_body">Generally, only skin gets irritated, although internal organs, especially the lungs, may also receive the effect. Irritation is also caused by abrasion, which can occur when using tools.</text:p>
      <text:p text:style-name="Text_20_body">The critical factors are:</text:p>
      <text:list xml:id="list1391006128" text:style-name="L21">
        <text:list-item>
          <text:p text:style-name="P29">The severity of the irritation:</text:p>
          <text:list>
            <text:list-item>
              <text:p text:style-name="P29">itching or strong discomfort, such as a mild burn</text:p>
            </text:list-item>
            <text:list-item>
              <text:p text:style-name="P29">Severe discomfort, such as blistering burn</text:p>
            </text:list-item>
            <text:list-item>
              <text:p text:style-name="P29">Total devastation, such as blackened burn.</text:p>
            </text:list-item>
          </text:list>
        </text:list-item>
        <text:list-item>
          <text:p text:style-name="P29">The area so affected.</text:p>
        </text:list-item>
      </text:list>
      <text:h text:style-name="Heading_20_2" text:outline-level="2">Healing</text:h>
      <text:p text:style-name="Text_20_body">Basic first aid, along with medical treatments and magic can alter how wounds heal, along with their effects. Wounds also heal over time, although they may get infected or heal improperly.</text:p>
      <text:h text:style-name="Heading_20_2" text:outline-level="2">Effects</text:h>
      <text:p text:style-name="Text_20_body">The effects of wounds and healing, together, change how the person behaves and their abilities.</text:p>
      <text:h text:style-name="Heading_20_3" text:outline-level="3">Core Attributes</text:h>
      <text:h text:style-name="Heading_20_4" text:outline-level="4">Long-Term Attributes</text:h>
      <text:p text:style-name="Text_20_body">These attributes are all based around the average of 1.0 with std. dev of 0.2.</text:p>
      <text:p text:style-name="P44">0.4: Severely deficient, much moreso than almost everyone else.</text:p>
      <text:p text:style-name="P44">0.6: Deficient, always pretty much the worst in this area, although some people are even worse.</text:p>
      <text:p text:style-name="P44">0.8: Below average.</text:p>
      <text:p text:style-name="P44">1.0: Average</text:p>
      <text:p text:style-name="P44">1.2: Above average</text:p>
      <text:p text:style-name="P44">1.4: There are only a few others in the world who are better in this area.</text:p>
      <text:p text:style-name="P44">1.6: Superhuman.</text:p>
      <text:p text:style-name="Text_20_body">Strength: The physical strength of the subject.</text:p>
      <text:list xml:id="list1131114537" text:style-name="L28">
        <text:list-item>
          <text:p text:style-name="P36">deadlifting:</text:p>
          <text:list>
            <text:list-item>
              <text:p text:style-name="P36">0.6: 20 lbs</text:p>
            </text:list-item>
            <text:list-item>
              <text:p text:style-name="P36"><text:soft-page-break/>0.8: 60 lbs</text:p>
            </text:list-item>
            <text:list-item>
              <text:p text:style-name="P36">1.0: 120 lbs</text:p>
            </text:list-item>
            <text:list-item>
              <text:p text:style-name="P36">1.2: 200 lbs</text:p>
            </text:list-item>
            <text:list-item>
              <text:p text:style-name="P36">1.4: 350 lbs</text:p>
            </text:list-item>
          </text:list>
        </text:list-item>
      </text:list>
      <text:p text:style-name="Text_20_body">Conditioning: How fit the body is. The more conditioning, the longer the subject can exert themselves before they run out of breath or endurance. The following record how long it takes the subject to run a mile.</text:p>
      <text:list xml:id="list685949463" text:style-name="L29">
        <text:list-item>
          <text:list>
            <text:list-item>
              <text:p text:style-name="P37">Run a mile:</text:p>
              <text:list>
                <text:list-item>
                  <text:p text:style-name="P37">0.6: 30 min</text:p>
                </text:list-item>
                <text:list-item>
                  <text:p text:style-name="P37">0.8: 10 min</text:p>
                </text:list-item>
                <text:list-item>
                  <text:p text:style-name="P37">1.0: 8 min</text:p>
                </text:list-item>
                <text:list-item>
                  <text:p text:style-name="P37">1.2: 6.5 min</text:p>
                </text:list-item>
                <text:list-item>
                  <text:p text:style-name="P37">1.4: 5.5 min</text:p>
                </text:list-item>
              </text:list>
            </text:list-item>
            <text:list-item>
              <text:p text:style-name="P37">Heavy work, such as combat:</text:p>
              <text:list>
                <text:list-item>
                  <text:p text:style-name="P37">0.6: 15 sec</text:p>
                </text:list-item>
                <text:list-item>
                  <text:p text:style-name="P37">0.8: 30 seconds</text:p>
                </text:list-item>
                <text:list-item>
                  <text:p text:style-name="P37">1.0: 2 minutes</text:p>
                </text:list-item>
                <text:list-item>
                  <text:p text:style-name="P37">1.2: 8 minutes</text:p>
                </text:list-item>
                <text:list-item>
                  <text:p text:style-name="P37">1.4: 30 minutes</text:p>
                </text:list-item>
              </text:list>
            </text:list-item>
          </text:list>
        </text:list-item>
      </text:list>
      <text:p text:style-name="Text_20_body">Intelligence: This reflects how quickly the subject can learn something new, and affects how well they can respond to changing circumstances.</text:p>
      <text:h text:style-name="Heading_20_4" text:outline-level="4">Skills / Traits</text:h>
      <text:p text:style-name="Text_20_body">The following are some relevant skills.</text:p>
      <text:list xml:id="list44760363" text:style-name="L30">
        <text:list-item>
          <text:p text:style-name="P38">Strategy: Military action before / after combat begins, operations during combat in a large area.</text:p>
        </text:list-item>
        <text:list-item>
          <text:p text:style-name="P38">Tactics: Military action during combat in a small area. Both leaders and followers need this. A team of people, all with high tactics, will perform as a flawless unit, reacting quickly and effectively to the changing circumstances, while one weak link will eliminate any positive bonuses.</text:p>
        </text:list-item>
        <text:list-item>
          <text:p text:style-name="P38">First Aid: Rendering immediate assistance, such as splinting broken bones, binding wounds, properly transporting wounded victims.</text:p>
        </text:list-item>
        <text:list-item>
          <text:p text:style-name="P38">Medicine: Rendering propert treatments to wounded people.</text:p>
        </text:list-item>
        <text:list-item>
          <text:p text:style-name="P38">Surgery: Performing surgery, such as setting bones, sewing wounds, draining blood from brain.</text:p>
        </text:list-item>
        <text:list-item>
          <text:p text:style-name="P38">Combat: Personal experience in the blood and gore of battle.</text:p>
        </text:list-item>
        <text:list-item>
          <text:p text:style-name="P38">Bravery: Ability to tolerate the stress of combat and react in positive ways.</text:p>
        </text:list-item>
        <text:list-item>
          <text:p text:style-name="P38"><text:soft-page-break/>Command: Ability to communicate clearly in stressful situations.</text:p>
        </text:list-item>
        <text:list-item>
          <text:p text:style-name="P38">Weapons training: Training in the use of particular weapons, including shields.</text:p>
        </text:list-item>
      </text:list>
      <text:h text:style-name="Heading_20_4" text:outline-level="4">Short-Term Attributes</text:h>
      <text:p text:style-name="Text_20_body">These attributes change rather quickly throughout a battle. Some of them recover more quickly than others. These cannot be trained.</text:p>
      <text:p text:style-name="Text_20_body">focus: How conscious and focused they are on the task at hand.</text:p>
      <text:list xml:id="list1031088719" text:style-name="L31">
        <text:list-item>
          <text:p text:style-name="P39">1-0.75: Complete focus</text:p>
        </text:list-item>
        <text:list-item>
          <text:p text:style-name="P39">0.75-0.5: Mind is cloudy, but the subject is still in control</text:p>
        </text:list-item>
        <text:list-item>
          <text:p text:style-name="P39">0.5-0.25: Victim enters the edge of a dream state, having difficulty making good decisions or understanding what is happening around them,</text:p>
        </text:list-item>
        <text:list-item>
          <text:p text:style-name="P39">0.25-0.0: Victim is either unconscious or completely detached from reality.</text:p>
        </text:list-item>
      </text:list>
      <text:p text:style-name="Text_20_body">blood loss: How much blood they have lost.</text:p>
      <text:list xml:id="list282471640" text:style-name="L32">
        <text:list-item>
          <text:p text:style-name="P40">0-0.25: Minor or none. No effect.</text:p>
        </text:list-item>
        <text:list-item>
          <text:p text:style-name="P40">0.25-0.5: Nausea, dizziness, weakness. Heart races, limbs feel slightly cold and sweaty.</text:p>
        </text:list-item>
        <text:list-item>
          <text:p text:style-name="P40">0.5-0.75: Severe blood loss, severe effects throughout the body.</text:p>
        </text:list-item>
        <text:list-item>
          <text:p text:style-name="P40">0.75-1.0: Death, or on the brink of it.</text:p>
        </text:list-item>
      </text:list>
      <text:p text:style-name="Text_20_body">perception: How well they can perceive their environment. Generally:</text:p>
      <text:list xml:id="list2013549008" text:style-name="L22">
        <text:list-item>
          <text:p text:style-name="P30">70% is sight</text:p>
        </text:list-item>
        <text:list-item>
          <text:p text:style-name="P30">20% is sound</text:p>
        </text:list-item>
        <text:list-item>
          <text:p text:style-name="P30">5% is smell</text:p>
        </text:list-item>
        <text:list-item>
          <text:p text:style-name="P30">4% is skin sensations, such as heat, wind, feeling out in front of you</text:p>
        </text:list-item>
        <text:list-item>
          <text:p text:style-name="P30">1% is other, such as feeling vibrations in your body.</text:p>
          <text:p text:style-name="P30">Note that a subject can have perfect vision, hearing, etc... but be unable to process and decide on actions due to lack of focus. Alternatively, a subject can be blinded but be completely lucid.</text:p>
        </text:list-item>
      </text:list>
      <text:p text:style-name="Text_20_body">pain: How much pain the subject is suffering.</text:p>
      <text:list xml:id="list1547746321" text:style-name="L23">
        <text:list-item>
          <text:p text:style-name="P31">0-0.05: Little or no pain or discomfort. Only the weakest willed victims will even mention this pain.</text:p>
        </text:list-item>
        <text:list-item>
          <text:p text:style-name="P31">0.05-0.25: Discomforting, affects performance. The victim may grumble.</text:p>
        </text:list-item>
        <text:list-item>
          <text:p text:style-name="P31">0.25-0.50: Extreme pain, severe effects on performance. The victim grunts and moans.</text:p>
        </text:list-item>
        <text:list-item>
          <text:p text:style-name="P31">0.50-0.75: Almost intolerable pain. The victim may pass out, beg for death. The victim screams and shrieks.</text:p>
        </text:list-item>
        <text:list-item>
          <text:p text:style-name="P31">0.75-1.00: Absolute pain. The victim will likely pass out. Pain is so severe that the victim can barely breathe at all.</text:p>
        </text:list-item>
      </text:list>
      <text:p text:style-name="Text_20_body">stress: Too much stress leads to overload. Too little stress means adrenaline is not flowing.</text:p>
      <text:list xml:id="list1923314213" text:style-name="L24">
        <text:list-item>
          <text:p text:style-name="P32"><text:soft-page-break/>0-0.25: Minimal stress. The victim is relaxing and healing.</text:p>
        </text:list-item>
        <text:list-item>
          <text:p text:style-name="P32">0.25-0.50: Mild stress. The victim is not relaxing, but is not damaging their mental state.</text:p>
        </text:list-item>
        <text:list-item>
          <text:p text:style-name="P32">0.50-0.75: Severe stress. The victim is experiencing a difficult time, such as seeing their loved ones in pain. Adrenaline kicks in.</text:p>
        </text:list-item>
        <text:list-item>
          <text:p text:style-name="P32">0.75-1.0: Extreme stress. The victim is experiencing the worst possible events in life, such as the death of loved ones. The victim may lose complete control of their faculties to rage or completely collapse under the pressure.</text:p>
        </text:list-item>
      </text:list>
      <text:p text:style-name="Text_20_body">balance: How well the victim is situated, which affects how effectively they can react and move.</text:p>
      <text:list xml:id="list669576872" text:style-name="L25">
        <text:list-item>
          <text:p text:style-name="P33">0-0.25: Well-balanced.</text:p>
        </text:list-item>
        <text:list-item>
          <text:p text:style-name="P33">0.25-0.5: Tipping.</text:p>
        </text:list-item>
        <text:list-item>
          <text:p text:style-name="P33">0.5-0.75: Tottering.</text:p>
        </text:list-item>
        <text:list-item>
          <text:p text:style-name="P33">0.75-1.0: Falling down.</text:p>
        </text:list-item>
      </text:list>
      <text:p text:style-name="Text_20_body">wind: This is the short-term endurance. It is a combination of how much oxygen the subject has access to (limited by obstruction to their breathing or atmosphere) and how much lactic acid has built up in the muscles.</text:p>
      <text:list xml:id="list723296759" text:style-name="L26">
        <text:list-item>
          <text:p text:style-name="P34">0-0.25: Relaxed.</text:p>
        </text:list-item>
        <text:list-item>
          <text:p text:style-name="P34">0.25-0.5: Mild wind.</text:p>
        </text:list-item>
        <text:list-item>
          <text:p text:style-name="P34">0.5-0.75: Huffing and puffing.</text:p>
        </text:list-item>
        <text:list-item>
          <text:p text:style-name="P34">0.75-1.0: Body begins to shut down.</text:p>
        </text:list-item>
      </text:list>
      <text:p text:style-name="Text_20_body">endurance: This is the long-term endurance. It represents how much glycogen is available, how much fat is ready to burn. Taking short breaks does not remedy this quickly.</text:p>
      <text:list xml:id="list1659996767" text:style-name="L27">
        <text:list-item>
          <text:p text:style-name="P35">0-0.25: Not even warmed up.</text:p>
        </text:list-item>
        <text:list-item>
          <text:p text:style-name="P35">0.25-0.5: Warmed up, in peak performance mode.</text:p>
        </text:list-item>
        <text:list-item>
          <text:p text:style-name="P35">0.5-0.75: Tiring, incapable of recovering wind properly.</text:p>
        </text:list-item>
        <text:list-item>
          <text:p text:style-name="P35">0.75-1.0: Depleted. Body begins to shut down.</text:p>
        </text:list-item>
      </text:list>
      <text:h text:style-name="Heading_20_3" text:outline-level="3">Wound Areas</text:h>
      <text:p text:style-name="Text_20_body">Wounds to the head affect most severely consciousness, balance, and can result in death.</text:p>
      <text:h text:style-name="Heading_20_4" text:outline-level="4">The head:</text:h>
      <text:h text:style-name="Heading_20_5" text:outline-level="5">right or left eye:</text:h>
      <text:p text:style-name="Text_20_body">Without one eye working properly, the subject loses depth perception. This accounts for about 10% of perception.</text:p>
      <text:p text:style-name="Text_20_body">Without both eyes working properly, the subject cannot see at all. This accounts for about 70% of perception.</text:p>
      <text:p text:style-name="Text_20_body">Eyes will stop working under the following conditions:</text:p>
      <text:list xml:id="list1765520134" text:style-name="L17">
        <text:list-item>
          <text:p text:style-name="P25"><text:soft-page-break/>Any damage to the eye itself, of any kind. This will completely eliminate vision in the eye.</text:p>
        </text:list-item>
        <text:list-item>
          <text:p text:style-name="P25">Cuts to the skin of the head near the eye will bleed over the eye, meaning that the subject must wipe away the blood to see properly.</text:p>
        </text:list-item>
        <text:list-item>
          <text:p text:style-name="P25">Irritants will blur the vision or obscure it completely. These include smoke and various chemicals. In the presences of these effects, without any protective eyewear or spells, the subject will lose a fraction of their vision. Even when protection is introduced, the irritation to the eyes does not subside for sometime unless the eyes are flushed.</text:p>
        </text:list-item>
      </text:list>
      <text:p text:style-name="P24">Second sight<text:span text:style-name="T4"> is a vision process that does not rely on the eyes at all. This is, obviously, not affected by damage to the eyes.</text:span></text:p>
      <text:h text:style-name="Heading_20_5" text:outline-level="5">nose</text:h>
      <text:p text:style-name="Text_20_body">The nose is a critical part of breathing. Damage to the nose means that the subject has a reduced capacity to breath well.</text:p>
      <text:p text:style-name="Text_20_body">A bleeding nose also makes breathing more difficult, even with small quantities of blood.</text:p>
      <text:p text:style-name="Text_20_body">A bleeding nose means the subject has lost their sense of smell. This is about 2% of the perception.</text:p>
      <text:h text:style-name="Heading_20_5" text:outline-level="5">mouth</text:h>
      <text:p text:style-name="Text_20_body">Wounds to the mouth affect the ability of the subject to breath and speak. </text:p>
      <text:h text:style-name="Heading_20_5" text:outline-level="5">right or left ear</text:h>
      <text:p text:style-name="Text_20_body">Wounds to the ear affect the hearing of the subject.</text:p>
      <text:p text:style-name="Text_20_body">Ears may be bruised, meaning that the subject hears a ringing. This is usually caused by a loud noise, the boxing of the ears, or blunt wounds to the ears.</text:p>
      <text:h text:style-name="Heading_20_5" text:outline-level="5">skull</text:h>
      <text:p text:style-name="Text_20_body">Wounds to the skull hurt a lot.</text:p>
      <text:h text:style-name="Heading_20_5" text:outline-level="5">brain</text:h>
      <text:p text:style-name="Text_20_body">Bruises to the brain may be deadly and affect, severely, focus.</text:p>
      <text:p text:style-name="Text_20_body">Cuts to the brain cause bleeding on the brain. This will build up pressure on the skull cavity unless it is relieved. This pressure is manifest as a bruise. The remedy is to cut a hole into the skull and drain the excess fluid.</text:p>
      <text:h text:style-name="Heading_20_5" text:outline-level="5">skin: scalp, forehead or face</text:h>
      <text:p text:style-name="Text_20_body">Cuts to the forehead bleed into the eyes.</text:p>
      <text:p text:style-name="Text_20_body">Cuts to the face make speaking painful.</text:p>
      <text:h text:style-name="Heading_20_5" text:outline-level="5">hair</text:h>
      <text:p text:style-name="Text_20_body">Wounds to the hair affect the appearance of the victim, but not much else. Wounds to the scalp </text:p>
      <text:h text:style-name="Heading_20_4" text:outline-level="4"><text:soft-page-break/>Injuries to the Neck</text:h>
      <text:h text:style-name="Heading_20_5" text:outline-level="5">vertebrae</text:h>
      <text:p text:style-name="Text_20_body">A bruised / cracked neck is very painful, and affects perception (Since the victim can't look around). This has a general negative effect on how the victim can move.</text:p>
      <text:p text:style-name="Text_20_body">A broken neck usually means immediate death.</text:p>
      <text:h text:style-name="Heading_20_5" text:outline-level="5">artery</text:h>
      <text:p text:style-name="Text_20_body">A punctured artery means a massive loss of blood. This bleeding can not be stopped and requires strong medicines or magic to recover from.</text:p>
      <text:h text:style-name="Heading_20_5" text:outline-level="5">throat</text:h>
      <text:p text:style-name="Text_20_body">Injuries to the throat affect breathing and speaking. A bruised throat means a blocked throat. The victim will quickly suffocate. The cure is to poke a hole into the throat to allow the victim to breath through their throat.</text:p>
      <text:h text:style-name="Heading_20_5" text:outline-level="5">muscle</text:h>
      <text:p text:style-name="Text_20_body">Bruises or cuts to the muscle of the neck prevents the victim from turning their head, affecting perception.</text:p>
      <text:h text:style-name="Heading_20_5" text:outline-level="5">skin</text:h>
      <text:p text:style-name="Text_20_body">Wounds to the skin limit the motion of the victim's head, affecting perception.</text:p>
      <text:h text:style-name="Heading_20_4" text:outline-level="4">The upper torso</text:h>
      <text:p text:style-name="Text_20_body">Injuries to the upper torso severely limit the use of the whole body, and especially use of the arms. The victim generally still has the ability to move, such as running away.</text:p>
      <text:h text:style-name="Heading_20_5" text:outline-level="5">arteries</text:h>
      <text:p text:style-name="Text_20_body">The upper torso contain critical arteries, as in the neck. A wound to these means almost certain death.</text:p>
      <text:h text:style-name="Heading_20_5" text:outline-level="5">heart</text:h>
      <text:p text:style-name="Text_20_body">A wound to the heart severely affects the endurance and wind of the subject. The pain is also severe. If the heart is sufficiently damaged, it stops beating and the subject dies rather quickly.</text:p>
      <text:h text:style-name="Heading_20_5" text:outline-level="5">lungs</text:h>
      <text:p text:style-name="Text_20_body">A wound to the lungs makes breathing all but impossible. Bleeding in the lungs leads to the victim coughing up blood in even the most minor bleedings. Severe bleeding quickly suffocated the victim.</text:p>
      <text:h text:style-name="Heading_20_5" text:outline-level="5">ribs</text:h>
      <text:p text:style-name="Text_20_body">A wound to the ribs affects the entire motion of the victim's upper body. Breathing is also very painful.</text:p>
      <text:h text:style-name="Heading_20_5" text:outline-level="5"><text:soft-page-break/>spine</text:h>
      <text:p text:style-name="Text_20_body">A bruised or cracked spine almost immediately immobilizes the victim. A broken spine means paralysis of all the extremities.</text:p>
      <text:h text:style-name="Heading_20_5" text:outline-level="5">skin</text:h>
      <text:p text:style-name="Text_20_body">Skin irritations on the upper torsos are not as severe as for the arms and legs, but it has some effect on movement and pain.</text:p>
      <text:h text:style-name="Heading_20_4" text:outline-level="4">The lower torso</text:h>
      <text:p text:style-name="Text_20_body">The lower torso is connected with walking, running, and all other actions that require any broad motions.</text:p>
      <text:p text:style-name="Text_20_body">Pain in the lower torso is much more deleterious. The critical abdomen is used for about everything.</text:p>
      <text:h text:style-name="Heading_20_5" text:outline-level="5">arteries</text:h>
      <text:p text:style-name="Text_20_body">The critical arteries in the lower torso, when punctured, lead to almost certain death.</text:p>
      <text:h text:style-name="Heading_20_5" text:outline-level="5">liver</text:h>
      <text:p text:style-name="Text_20_body">A wound to the liver is not only extremely painful but bleeding can lead to a quick death.</text:p>
      <text:h text:style-name="Heading_20_5" text:outline-level="5">kidney</text:h>
      <text:p text:style-name="Text_20_body">A wound to the kidneys is devastatingly painful and can lead to a quick death. The kidneys are especially sensitive. Even small bruises can prove to be fatal.</text:p>
      <text:h text:style-name="Heading_20_5" text:outline-level="5">misc. organs</text:h>
      <text:p text:style-name="Text_20_body">Damage to the other organs will lead to slow bleeding and a slow and painful death.</text:p>
      <text:h text:style-name="Heading_20_5" text:outline-level="5">spine</text:h>
      <text:p text:style-name="Text_20_body">Bruised or cracked spine immobilizes the victim in pain. A broken spine in the lower torso means the victim will be paralyzed from the waist down.</text:p>
      <text:h text:style-name="Heading_20_5" text:outline-level="5">hips</text:h>
      <text:p text:style-name="Text_20_body">The hips bear the burden of the body. When these are broken, the victim cannot stand. If bruised or cracked, the victim can only stand with great pain.</text:p>
      <text:h text:style-name="Heading_20_5" text:outline-level="5">skin</text:h>
      <text:p text:style-name="Text_20_body">Twisting motions cause pain if the skin is damaged.</text:p>
      <text:h text:style-name="Heading_20_4" text:outline-level="4"><text:soft-page-break/>The right or left arm</text:h>
      <text:h text:style-name="Heading_20_5" text:outline-level="5">bone</text:h>
      <text:p text:style-name="Text_20_body">A cracked bone makes moving the arm very painful. A broken bone means it is impossible to move the arm or use that hand.</text:p>
      <text:h text:style-name="Heading_20_5" text:outline-level="5">muscle</text:h>
      <text:p text:style-name="Text_20_body">Bruised muscles limit the strength in that arm. It is also painful.</text:p>
      <text:h text:style-name="Heading_20_5" text:outline-level="5">skin</text:h>
      <text:p text:style-name="Text_20_body">Hurt skin means pain when using the arm.</text:p>
      <text:h text:style-name="Heading_20_5" text:outline-level="5">artery</text:h>
      <text:p text:style-name="Text_20_body">Hitting an artery in the arm is life-threatening, although a tourniquet can be applied to stop the bleeding quickly.</text:p>
      <text:h text:style-name="Heading_20_4" text:outline-level="4">The right or left hand</text:h>
      <text:p text:style-name="Text_20_body">The hands are used for many delicate operations, such as holding a sword or drawing a bow. Injuries to the hand have a severe effect on their actions.</text:p>
      <text:h text:style-name="Heading_20_5" text:outline-level="5">bone</text:h>
      <text:p text:style-name="Text_20_body">A broken hand is a useless hand.</text:p>
      <text:h text:style-name="Heading_20_5" text:outline-level="5">muscle</text:h>
      <text:p text:style-name="Text_20_body">Wounds to the muscle tissue make the hand useless.</text:p>
      <text:h text:style-name="Heading_20_5" text:outline-level="5">skin</text:h>
      <text:p text:style-name="Text_20_body">Wounds to the skin make using the hand very painful.</text:p>
      <text:h text:style-name="Heading_20_5" text:outline-level="5">fingers</text:h>
      <text:p text:style-name="Text_20_body">Wounds to the fingers harm the effectiveness of the hand. As long as two fingers and the thumb are good to go, the hand is still functional.</text:p>
      <text:h text:style-name="Heading_20_4" text:outline-level="4">The right or left leg</text:h>
      <text:p text:style-name="Text_20_body">The legs allow the victim to move, including crawling and walking.</text:p>
      <text:p text:style-name="Text_20_body">If either leg is immobilized, the victim can only stand, not walk with a limp.</text:p>
      <text:h text:style-name="Heading_20_5" text:outline-level="5">bone</text:h>
      <text:p text:style-name="Text_20_body">A cracked bone is painful to bear weight on. A broken bone means the leg is useless.</text:p>
      <text:h text:style-name="Heading_20_5" text:outline-level="5"><text:soft-page-break/>muscle</text:h>
      <text:p text:style-name="Text_20_body">Injuries to the muscle limit the overall strength of the victim and affects how quickly they can move.</text:p>
      <text:h text:style-name="Heading_20_5" text:outline-level="5">skin</text:h>
      <text:p text:style-name="Text_20_body">Injuries to the skin make all movements painful.</text:p>
      <text:h text:style-name="Heading_20_5" text:outline-level="5">artery</text:h>
      <text:p text:style-name="Text_20_body">The arteries in the leg, when punctured, will cause the victim to bleed out. A tourniquet can be applied to stop the bleeding and save the life.</text:p>
      <text:h text:style-name="Heading_20_4" text:outline-level="4">The right of left foot</text:h>
      <text:p text:style-name="Text_20_body">The feet are used for walking. Even small injuries to the foot affect overall performance. As long as one foot</text:p>
      <text:h text:style-name="Heading_20_5" text:outline-level="5">bone</text:h>
      <text:p text:style-name="Text_20_body">A broken foot hurts a lot, and the victim slows down, but you can stand and limp with one broken foot, even though severe damage to the muscles in the foot occurs.</text:p>
      <text:p text:style-name="Text_20_body">Two broken feet, however, make walking impossible, although with great discomfort the victim can stand.</text:p>
      <text:h text:style-name="Heading_20_5" text:outline-level="5">muscle</text:h>
      <text:p text:style-name="Text_20_body">Cut the achilles heel, and the foot is useless.</text:p>
      <text:h text:style-name="Heading_20_5" text:outline-level="5">skin</text:h>
      <text:p text:style-name="Text_20_body">Causes pain.</text:p>
      <text:h text:style-name="Heading_20_5" text:outline-level="5">toes</text:h>
      <text:p text:style-name="Text_20_body">Most toes are all but useless. Aside from discomfort, even a severe break doesn't affect the performance of the foot.</text:p>
      <text:p text:style-name="Text_20_body">Break the big toe, however, and the foot becomes use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erif1"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4T02:13:10</meta:creation-date>
    <meta:generator>LibreOffice/3.3$Unix LibreOffice_project/330m19$Build-202</meta:generator>
    <dc:date>2011-07-12T16:31:04</dc:date>
    <meta:editing-duration>P13DT3H53M36S</meta:editing-duration>
    <meta:editing-cycles>8</meta:editing-cycles>
    <meta:document-statistic meta:table-count="1" meta:image-count="0" meta:object-count="1" meta:page-count="22" meta:paragraph-count="545" meta:word-count="6578" meta:character-count="37066"/>
  </office:meta>
</office:document-meta>
</file>

<file path=Object 1/content.xml><?xml version="1.0" encoding="utf-8"?>
<math xmlns="http://www.w3.org/1998/Math/MathML">
  <semantics>
    <mrow>
      <mrow>
        <mi>M</mi>
        <mo stretchy="false">=</mo>
        <msup>
          <mn>8r</mn>
          <mn>3</mn>
        </msup>
      </mrow>
      <mrow>
        <mi mathvariant="italic">bytes</mi>
        <mo stretchy="false">/</mo>
        <mi mathvariant="italic">brick</mi>
      </mrow>
    </mrow>
    <annotation encoding="StarMath 5.0">M = 8r ^3 bytes / brick</annotation>
  </semantics>
</math>
</file>